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d71d8" style:font-size-asian="10pt" style:font-weight-asian="normal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a0ea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d71d8" style:font-size-asian="10pt" style:font-weight-asian="normal" style:font-size-complex="10pt" style:font-weight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d71d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0d11e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1d71d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0d11ef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0e485" officeooo:paragraph-rsid="001d71d8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d5487" officeooo:paragraph-rsid="001d71d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1ad2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1ad24" style:font-size-asian="10pt" style:font-size-complex="10pt"/>
    </style:style>
    <style:style style:name="P2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a0ea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d71d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d71d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1a0ea5" officeooo:paragraph-rsid="001d71d8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22c423" officeooo:paragraph-rsid="0022c423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50131"/>
    </style:style>
    <style:style style:name="T3" style:family="text">
      <style:text-properties officeooo:rsid="001a0ea5"/>
    </style:style>
    <style:style style:name="T4" style:family="text">
      <style:text-properties officeooo:rsid="001be9da"/>
    </style:style>
    <style:style style:name="T5" style:family="text">
      <style:text-properties officeooo:rsid="001d71d8"/>
    </style:style>
    <style:style style:name="T6" style:family="text">
      <style:text-properties officeooo:rsid="001ec64c"/>
    </style:style>
    <style:style style:name="T7" style:family="text">
      <style:text-properties officeooo:rsid="002006b2"/>
    </style:style>
    <style:style style:name="T8" style:family="text">
      <style:text-properties fo:font-variant="normal" fo:text-transform="none" fo:letter-spacing="normal" fo:font-style="normal" officeooo:rsid="0022c423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letter-spacing="normal" fo:font-style="normal" officeooo:rsid="0022c423" style:font-weight-asian="normal" style:font-weight-complex="normal"/>
    </style:style>
    <style:style style:name="T10" style:family="text">
      <style:text-properties fo:font-variant="normal" fo:text-transform="none" fo:letter-spacing="normal" fo:font-style="normal" officeooo:rsid="0022c423"/>
    </style:style>
    <style:style style:name="T11" style:family="text">
      <style:text-properties officeooo:rsid="000fafe3" style:font-size-asian="12pt" style:font-weight-asian="normal" style:font-size-complex="12pt" style:font-weight-complex="normal"/>
    </style:style>
    <style:style style:name="T12" style:family="text">
      <style:text-properties officeooo:rsid="001ec64c" style:font-size-asian="12pt" style:font-weight-asian="normal" style:font-size-complex="12pt" style:font-weight-complex="normal"/>
    </style:style>
    <style:style style:name="T13" style:family="text">
      <style:text-properties officeooo:rsid="000fafe3" style:font-weight-asian="normal" style:font-weight-complex="normal"/>
    </style:style>
    <style:style style:name="T14" style:family="text">
      <style:text-properties officeooo:rsid="001ec64c" style:font-weight-asian="normal" style:font-weight-complex="normal"/>
    </style:style>
    <style:style style:name="T15" style:family="text">
      <style:text-properties officeooo:rsid="00246d87" style:font-weight-asian="normal" style:font-weight-complex="normal"/>
    </style:style>
    <style:style style:name="T16" style:family="text">
      <style:text-properties officeooo:rsid="0022c423"/>
    </style:style>
    <style:style style:name="T17" style:family="text">
      <style:text-properties officeooo:rsid="00240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*X%LOGOUT*</text:p>
            <text:p text:style-name="P10">LOGOUT</text:p>
          </table:table-cell>
          <table:table-cell table:style-name="Table1.A1" office:value-type="string">
            <text:p text:style-name="P6">*<text:span text:style-name="T3">U</text:span>%<text:span text:style-name="T3">PICKER1</text:span>*</text:p>
            <text:p text:style-name="P30">PICKER1</text:p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6">*<text:span text:style-name="T3">U</text:span>%<text:span text:style-name="T3">PICKER2</text:span>*</text:p>
            <text:p text:style-name="P30">PICKER2</text:p>
          </table:table-cell>
        </table:table-row>
        <table:table-row>
          <table:table-cell table:style-name="Table1.A1" office:value-type="string">
            <text:p text:style-name="P4">*<text:span text:style-name="T1">X%SETUP*</text:span></text:p>
            <text:p text:style-name="P28">SETUP</text:p>
          </table:table-cell>
          <table:table-cell table:style-name="Table1.A1" office:value-type="string">
            <text:p text:style-name="P6">*L%<text:span text:style-name="T16">D-1</text:span>*</text:p>
            <text:p text:style-name="P31">D-1</text:p>
          </table:table-cell>
        </table:table-row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4"><text:span text:style-name="T13">*</text:span><text:span text:style-name="T14">C%</text:span><text:span text:style-name="T15">C</text:span><text:span text:style-name="T9">1</text:span><text:span text:style-name="T13">*</text:span></text:p>
            <text:p text:style-name="P32">C1</text:p>
          </table:table-cell>
        </table:table-row>
        <table:table-row>
          <table:table-cell table:style-name="Table1.A1" office:value-type="string">
            <text:p text:style-name="P26">*X%START*</text:p>
            <text:p text:style-name="P13">START PICK</text:p>
          </table:table-cell>
          <table:table-cell table:style-name="Table1.A1" office:value-type="string">
            <text:p text:style-name="P24"><text:span text:style-name="T13">*</text:span><text:span text:style-name="T14">C%</text:span><text:span text:style-name="T15">C</text:span><text:span text:style-name="T9">2</text:span><text:span text:style-name="T13">*</text:span></text:p>
            <text:p text:style-name="P32">C2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3">*<text:span text:style-name="T6">C%C</text:span><text:span text:style-name="T10">3</text:span>*</text:p>
            <text:p text:style-name="P32">C3</text:p>
          </table:table-cell>
        </table:table-row>
        <table:table-row>
          <table:table-cell table:style-name="Table1.A1" office:value-type="string">
            <text:p text:style-name="P26">*X%SHORT*</text:p>
            <text:p text:style-name="P13">SHORT</text:p>
          </table:table-cell>
          <table:table-cell table:style-name="Table1.A1" office:value-type="string">
            <text:p text:style-name="P23">*<text:span text:style-name="T6">C%C</text:span><text:span text:style-name="T10">4</text:span>*</text:p>
            <text:p text:style-name="P32">C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3">*<text:span text:style-name="T6">C%C</text:span><text:span text:style-name="T10">5</text:span>*</text:p>
            <text:p text:style-name="P32">C5</text:p>
          </table:table-cell>
        </table:table-row>
        <table:table-row>
          <table:table-cell table:style-name="Table1.A1" office:value-type="string">
            <text:p text:style-name="P7">*X%NO*</text:p>
            <text:p text:style-name="P11">NO (CO<text:span text:style-name="T2">N</text:span>FIRM)</text:p>
          </table:table-cell>
          <table:table-cell table:style-name="Table1.A1" office:value-type="string">
            <text:p text:style-name="P8">*<text:span text:style-name="T7">P</text:span>%<text:span text:style-name="T5">1</text:span>*</text:p>
            <text:p text:style-name="P16">POS1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7">*<text:span text:style-name="T7">P</text:span>%2*</text:p>
            <text:p text:style-name="P17">POS2</text:p>
          </table:table-cell>
        </table:table-row>
        <table:table-row>
          <table:table-cell table:style-name="Table1.A1" office:value-type="string">
            <text:p text:style-name="P5">*<text:span text:style-name="T1">X%YES*</text:span></text:p>
            <text:p text:style-name="P10">YES (CONFIRM)</text:p>
          </table:table-cell>
          <table:table-cell table:style-name="Table1.A1" office:value-type="string">
            <text:p text:style-name="P27">*<text:span text:style-name="T7">P</text:span>%3*</text:p>
            <text:p text:style-name="P17">POS3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9">*<text:span text:style-name="T7">P</text:span>%<text:span text:style-name="T3">4</text:span>*</text:p>
            <text:p text:style-name="P18">POS<text:span text:style-name="T4">4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9">*<text:span text:style-name="T7">P</text:span>%<text:span text:style-name="T17">5</text:span>*</text:p>
            <text:p text:style-name="P19">POS<text:span text:style-name="T17">5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9">*<text:span text:style-name="T7">P</text:span>%<text:span text:style-name="T17">6</text:span>*</text:p>
            <text:p text:style-name="P19">POS<text:span text:style-name="T17">6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9">*<text:span text:style-name="T7">P</text:span>%<text:span text:style-name="T17">7</text:span>*</text:p>
            <text:p text:style-name="P19">POS<text:span text:style-name="T17">7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9">*<text:span text:style-name="T7">P</text:span>%<text:span text:style-name="T17">8</text:span>*</text:p>
            <text:p text:style-name="P19">POS<text:span text:style-name="T17">8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2">*<text:span text:style-name="T7">P</text:span>%<text:span text:style-name="T17">9</text:span>*</text:p>
            <text:p text:style-name="P20">POS<text:span text:style-name="T17">9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4-03-06T09:33:18.558528000</meta:print-date>
    <dc:date>2014-03-06T11:41:02.436892000</dc:date>
    <meta:editing-duration>P7DT15H55M50S</meta:editing-duration>
    <meta:editing-cycles>24</meta:editing-cycles>
    <meta:generator>LibreOffice/4.1.4.2$MacOSX_x86 LibreOffice_project/0a0440ccc0227ad9829de5f46be37cfb6edcf72</meta:generator>
    <meta:document-statistic meta:table-count="1" meta:image-count="0" meta:object-count="0" meta:page-count="1" meta:paragraph-count="46" meta:word-count="49" meta:character-count="268" meta:non-whitespace-character-count="265"/>
  </office:meta>
</office:document-meta>
</file>